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<text:s text:c="13"/>1</text:p>
          </table:table-cell>
          <table:table-cell office:value-type="string" calcext:value-type="string">
            <text:p>A <text:s text:c="14"/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office:value-type="string" calcext:value-type="string">
            <text:p>A <text:s text:c="9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<text:s text:c="11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<text:s text:c="13"/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1"/>1</text:p>
          </table:table-cell>
          <table:table-cell office:value-type="string" calcext:value-type="string">
            <text:p>A <text:s text:c="12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<text:s text:c="10"/>1</text:p>
          </table:table-cell>
          <table:table-cell office:value-type="string" calcext:value-type="string">
            <text:p>B <text:s text:c="10"/>1</text:p>
          </table:table-cell>
          <table:table-cell office:value-type="string" calcext:value-type="string">
            <text:p>B <text:s text:c="7"/>1</text:p>
          </table:table-cell>
          <table:table-cell office:value-type="string" calcext:value-type="string">
            <text:p>B <text:s text:c="14"/>1</text:p>
          </table:table-cell>
          <table:table-cell office:value-type="string" calcext:value-type="string">
            <text:p><text:s text:c="2"/>B <text:s text:c="11"/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<text:s text:c="12"/>1</text:p>
          </table:table-cell>
          <table:table-cell table:number-columns-repeated="2" office:value-type="string" calcext:value-type="string">
            <text:p>B <text:s text:c="13"/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 <text:s text:c="13"/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 <text:s text:c="14"/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 <text:s text:c="12"/>1</text:p>
          </table:table-cell>
          <table:table-cell office:value-type="string" calcext:value-type="string">
            <text:p>E <text:s text:c="13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 <text:s text:c="13"/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 <text:s text:c="14"/>1</text:p>
          </table:table-cell>
          <table:table-cell office:value-type="string" calcext:value-type="string">
            <text:p>E <text:s text:c="13"/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 <text:s text:c="12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<text:s text:c="15"/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<text:s text:c="12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 <text:s text:c="15"/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<text:s text:c="13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 <text:s text:c="15"/>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 <text:s text:c="12"/>1</text:p>
          </table:table-cell>
          <table:table-cell office:value-type="string" calcext:value-type="string">
            <text:p>J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 <text:s text:c="13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 <text:s text:c="15"/>1</text:p>
          </table:table-cell>
          <table:table-cell table:number-columns-repeated="9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A <text:s text:c="13"/>1</text:p>
          </table:table-cell>
          <table:table-cell office:value-type="string" calcext:value-type="string">
            <text:p>A <text:s text:c="14"/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office:value-type="string" calcext:value-type="string">
            <text:p>A <text:s text:c="9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<text:s text:c="11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<text:s text:c="13"/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1"/>1</text:p>
          </table:table-cell>
          <table:table-cell office:value-type="string" calcext:value-type="string">
            <text:p>A <text:s text:c="12"/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 <text:s text:c="10"/>1</text:p>
          </table:table-cell>
          <table:table-cell office:value-type="string" calcext:value-type="string">
            <text:p>B <text:s text:c="7"/>1</text:p>
          </table:table-cell>
          <table:table-cell office:value-type="string" calcext:value-type="string">
            <text:p>B <text:s text:c="14"/>1</text:p>
          </table:table-cell>
          <table:table-cell office:value-type="string" calcext:value-type="string">
            <text:p><text:s text:c="2"/>B <text:s text:c="11"/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<text:s text:c="12"/>1</text:p>
          </table:table-cell>
          <table:table-cell table:number-columns-repeated="2" office:value-type="string" calcext:value-type="string">
            <text:p>B <text:s text:c="13"/>1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 <text:s text:c="13"/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 <text:s text:c="14"/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 <text:s text:c="12"/>1</text:p>
          </table:table-cell>
          <table:table-cell office:value-type="string" calcext:value-type="string">
            <text:p>E <text:s text:c="13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 <text:s text:c="13"/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 <text:s text:c="14"/>1</text:p>
          </table:table-cell>
          <table:table-cell office:value-type="string" calcext:value-type="string">
            <text:p>E <text:s text:c="13"/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 <text:s text:c="12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<text:s text:c="15"/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<text:s text:c="12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 <text:s text:c="15"/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<text:s text:c="13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 <text:s text:c="15"/>1</text:p>
          </table:table-cell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M <text:s text:c="12"/>1</text:p>
          </table:table-cell>
          <table:table-cell office:value-type="string" calcext:value-type="string">
            <text:p>J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 <text:s text:c="13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 <text:s text:c="15"/>1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A <text:s text:c="13"/>1</text:p>
          </table:table-cell>
          <table:table-cell office:value-type="string" calcext:value-type="string">
            <text:p>A <text:s text:c="14"/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office:value-type="string" calcext:value-type="string">
            <text:p>A <text:s text:c="9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<text:s text:c="11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<text:s text:c="13"/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1"/>1</text:p>
          </table:table-cell>
          <table:table-cell office:value-type="string" calcext:value-type="string">
            <text:p>A <text:s text:c="12"/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 <text:s text:c="10"/>1</text:p>
          </table:table-cell>
          <table:table-cell office:value-type="string" calcext:value-type="string">
            <text:p>B <text:s text:c="7"/>1</text:p>
          </table:table-cell>
          <table:table-cell office:value-type="string" calcext:value-type="string">
            <text:p>B <text:s text:c="14"/>1</text:p>
          </table:table-cell>
          <table:table-cell office:value-type="string" calcext:value-type="string">
            <text:p><text:s text:c="2"/>B <text:s text:c="11"/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<text:s text:c="12"/>1</text:p>
          </table:table-cell>
          <table:table-cell table:number-columns-repeated="2" office:value-type="string" calcext:value-type="string">
            <text:p>B <text:s text:c="13"/>1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 <text:s text:c="13"/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 <text:s text:c="14"/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 <text:s text:c="12"/>1</text:p>
          </table:table-cell>
          <table:table-cell office:value-type="string" calcext:value-type="string">
            <text:p>E <text:s text:c="13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 <text:s text:c="13"/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 <text:s text:c="14"/>1</text:p>
          </table:table-cell>
          <table:table-cell office:value-type="string" calcext:value-type="string">
            <text:p>E <text:s text:c="13"/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 <text:s text:c="12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<text:s text:c="15"/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<text:s text:c="12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 <text:s text:c="15"/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<text:s text:c="13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 <text:s text:c="15"/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 <text:s text:c="5"/>J <text:s text:c="6"/>1</text:p>
          </table:table-cell>
          <table:table-cell office:value-type="string" calcext:value-type="string">
            <text:p>M <text:s text:c="3"/>J</text:p>
          </table:table-cell>
          <table:table-cell office:value-type="string" calcext:value-type="string">
            <text:p>J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 <text:s text:c="13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 <text:s text:c="15"/>1</text:p>
          </table:table-cell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A <text:s text:c="13"/>1</text:p>
          </table:table-cell>
          <table:table-cell office:value-type="string" calcext:value-type="string">
            <text:p>A <text:s text:c="14"/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<text:s text:c="11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 <text:s text:c="13"/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<text:s text:c="14"/>1</text:p>
          </table:table-cell>
          <table:table-cell office:value-type="string" calcext:value-type="string">
            <text:p>B <text:s text:c="11"/>1</text:p>
          </table:table-cell>
          <table:table-cell office:value-type="string" calcext:value-type="string">
            <text:p>B <text:s text:c="12"/>1</text:p>
          </table:table-cell>
          <table:table-cell office:value-type="string" calcext:value-type="string">
            <text:p>B <text:s text:c="14"/>1</text:p>
          </table:table-cell>
          <table:table-cell office:value-type="string" calcext:value-type="string">
            <text:p>B <text:s text:c="13"/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 <text:s text:c="12"/>1</text:p>
          </table:table-cell>
          <table:table-cell office:value-type="string" calcext:value-type="string">
            <text:p>B <text:s text:c="14"/>1</text:p>
          </table:table-cell>
          <table:table-cell office:value-type="string" calcext:value-type="string">
            <text:p>B <text:s text:c="13"/>1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C <text:s/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 <text:s text:c="14"/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 <text:s text:c="13"/>1</text:p>
          </table:table-cell>
          <table:table-cell office:value-type="string" calcext:value-type="string">
            <text:p>C <text:s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 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 <text:s text:c="13"/>1</text:p>
          </table:table-cell>
          <table:table-cell office:value-type="string" calcext:value-type="string">
            <text:p>C <text:s/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1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 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1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 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 1</text:p>
          </table:table-cell>
          <table:table-cell office:value-type="string" calcext:value-type="string">
            <text:p>G 1 </text:p>
          </table:table-cell>
          <table:table-cell office:value-type="string" calcext:value-type="string">
            <text:p>G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 1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1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A <text:s text:c="13"/>1</text:p>
          </table:table-cell>
          <table:table-cell office:value-type="string" calcext:value-type="string">
            <text:p>A <text:s text:c="14"/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table:number-columns-repeated="4" office:value-type="string" calcext:value-type="string">
            <text:p>A 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 <text:s text:c="14"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 1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C <text:s/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 <text:s text:c="14"/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 <text:s text:c="13"/>1</text:p>
          </table:table-cell>
          <table:table-cell office:value-type="string" calcext:value-type="string">
            <text:p>C <text:s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<text:s text:c="14"/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 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 <text:s text:c="13"/>1</text:p>
          </table:table-cell>
          <table:table-cell office:value-type="string" calcext:value-type="string">
            <text:p>C <text:s/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1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 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1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 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G 1</text:p>
          </table:table-cell>
          <table:table-cell office:value-type="string" calcext:value-type="string">
            <text:p>G 1 </text:p>
          </table:table-cell>
          <table:table-cell office:value-type="string" calcext:value-type="string">
            <text:p>G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 1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 1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35:21.170627796</meta:creation-date>
    <dc:date>2019-02-06T10:55:50.412458296</dc:date>
    <meta:editing-duration>PT38M57S</meta:editing-duration>
    <meta:editing-cycles>1</meta:editing-cycles>
    <meta:document-statistic meta:table-count="1" meta:cell-count="601" meta:object-count="0"/>
    <meta:generator>LibreOffice/5.1.6.2$Linux_X86_64 LibreOffice_project/10m0$Build-2</meta:generator>
  </office:meta>
</office:document-meta>
</file>